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d6d"/>
      <style:text-properties fo:color="#000000"/>
    </style:style>
    <style:style style:name="ce7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8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/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 table:number-columns-repeated="2"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 table:number-columns-repeated="2"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kDocs + MkDocStrings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1" office:value-type="string" calcext:value-type="string">
            <text:p>pytest</text:p>
          </table:table-cell>
          <table:table-cell/>
          <table:table-cell table:style-name="ce7" office:value-type="string" calcext:value-type="string">
            <text:p>done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factor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3 de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abstract factor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singleton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 de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prototyp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builde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adapt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5 de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bridg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composi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decorato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4 de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lyweight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hain of responsibility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omman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nterpreter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diator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mento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observ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3 de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rateg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3 de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visito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terator</text:p>
          </table:table-cell>
          <table:table-cell table:number-columns-repeated="2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13:45:42.131876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12-15T13:53:39.773755686</dc:date>
    <meta:editing-duration>P2DT5H12M56S</meta:editing-duration>
    <meta:editing-cycles>30</meta:editing-cycles>
    <meta:generator>LibreOffice/24.2.7.2$Linux_X86_64 LibreOffice_project/420$Build-2</meta:generator>
    <meta:document-statistic meta:table-count="1" meta:cell-count="275" meta:object-count="0"/>
  </office:meta>
</office:document-meta>
</file>